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ffffff" fo:min-height="19.725cm"/>
    </style:style>
    <style:style style:name="gr3" style:family="graphic" style:parent-style-name="standard">
      <style:graphic-properties draw:stroke="none" svg:stroke-width="1.2cm" svg:stroke-color="#000000" draw:marker-start-width="2cm" draw:marker-end-width="2cm" draw:fill="none" fo:min-height="5.165cm"/>
    </style:style>
    <style:style style:name="gr4" style:family="graphic" style:parent-style-name="standard">
      <style:graphic-properties svg:stroke-width="0.1cm" svg:stroke-color="#3465a4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465a4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84d1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cm" draw:marker-start-width="0.2cm" draw:marker-end-width="0.2cm" draw:opacity="30%" draw:textarea-horizontal-align="justify" draw:textarea-vertical-align="middle" draw:auto-grow-height="false" fo:padding-top="0.125cm" fo:padding-bottom="0.125cm" fo:padding-left="0.25cm" fo:padding-right="0.25cm" draw:shadow-opacity="3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2cm" svg:stroke-color="#004586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draw:stroke-dash="Fine_20_Dashed" svg:stroke-width="0.1cm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fill-color="#ffffff" fo:min-height="19.725cm"/>
    </style:style>
    <style:style style:name="gr14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84d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cm" draw:marker-start-width="0.2cm" draw:marker-end-width="0.2cm" draw:fill="solid" draw:fill-color="#9999ff" draw:opacity="30%" draw:textarea-horizontal-align="justify" draw:textarea-vertical-align="middle" draw:auto-grow-height="false" fo:padding-top="0.125cm" fo:padding-bottom="0.125cm" fo:padding-left="0.25cm" fo:padding-right="0.25cm" draw:shadow-opacity="30%"/>
    </style:style>
    <style:style style:name="gr18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2cm" svg:stroke-color="#3465a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Mono" fo:font-size="26pt" style:font-name-asian="Liberation Mono" style:font-size-asian="26pt" style:font-name-complex="Liberation Mono" style:font-size-complex="26pt"/>
    </style:style>
    <style:style style:name="P3" style:family="paragraph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color="#000099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color="#000099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style:text-properties fo:color="#004586" fo:font-size="28pt" fo:font-weight="bold" style:font-size-asian="28pt" style:font-weight-asian="bold" style:font-size-complex="28pt" style:font-weight-complex="bold"/>
    </style:style>
    <style:style style:name="P9" style:family="paragraph">
      <style:text-properties style:font-name="Liberation Mono1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center"/>
      <style:text-properties fo:color="#000099" fo:font-size="28pt" style:font-size-asian="28pt" style:font-size-complex="28pt"/>
    </style:style>
    <style:style style:name="P11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style:font-name="Liberation Mono1"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801900"/>
    </style:style>
    <style:style style:name="T2" style:family="text">
      <style:text-properties fo:color="#ff3300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cc"/>
    </style:style>
    <style:style style:name="T6" style:family="text">
      <style:text-properties fo:color="#0066cc"/>
    </style:style>
    <style:style style:name="T7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990000" style:font-name="Liberation Mono1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84d1" style:font-name="Liberation Mono1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99" style:font-name="Liberation Mono1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4586" fo:font-size="28pt" style:font-size-asian="28pt" style:font-size-complex="28pt"/>
    </style:style>
    <style:style style:name="T14" style:family="text">
      <style:text-properties fo:color="#004586" fo:font-size="24pt" style:font-size-asian="24pt" style:font-size-complex="24pt"/>
    </style:style>
    <style:style style:name="T15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measurelines" svg:width="40.2cm" svg:height="22.6cm" svg:x="2.8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9cm" svg:height="19.975cm" svg:x="3.4cm" svg:y="2.504cm">
          <draw:text-box>
            <text:p text:style-name="P2"><text:span text:style-name="T1">#include</text:span> &lt;<text:span text:style-name="T2">stdio.h</text:span>&gt;</text:p>
            <text:p text:style-name="P2"/>
            <text:p text:style-name="P2"><text:span text:style-name="T3">int</text:span> <text:span text:style-name="T4">calc</text:span>(int a, int b)</text:p>
            <text:p text:style-name="P2">{</text:p>
            <text:p text:style-name="P2"><text:s text:c="4"/><text:span text:style-name="T3">int</text:span> sum;</text:p>
            <text:p text:style-name="P2"><text:s text:c="4"/>sum = a + b;</text:p>
            <text:p text:style-name="P2"><text:s text:c="4"/><text:span text:style-name="T3">return</text:span> sum;</text:p>
            <text:p text:style-name="P2">}</text:p>
            <text:p text:style-name="P2"/>
            <text:p text:style-name="P2"><text:span text:style-name="T3">int</text:span> main(<text:span text:style-name="T3">void</text:span>)</text:p>
            <text:p text:style-name="P2">{</text:p>
            <text:p text:style-name="P2"><text:s text:c="4"/><text:span text:style-name="T3">int</text:span> r;</text:p>
            <text:p text:style-name="P2"><text:s text:c="4"/>r = calc(5, 3);</text:p>
            <text:p text:style-name="P2"><text:s text:c="4"/>printf ("<text:span text:style-name="T5">result: </text:span><text:span text:style-name="T6">%d</text:span>\n", r);</text:p>
            <text:p text:style-name="P2"><text:s text:c="4"/><text:span text:style-name="T3">return</text:span> 0;</text:p>
            <text:p text:style-name="P2">}</text:p>
          </draw:text-box>
        </draw:frame>
        <draw:frame draw:style-name="gr3" draw:text-style-name="P3" draw:layer="layout" svg:width="20cm" svg:height="5.456cm" svg:x="22.7cm" svg:y="2.944cm">
          <draw:text-box>
            <text:p text:style-name="P3"><text:span text:style-name="T7">0x08048422 </text:span><text:span text:style-name="T7"><text:tab/></text:span><text:span text:style-name="T8">push</text:span><text:span text:style-name="T7"> <text:s text:c="2"/></text:span><text:span text:style-name="T8">0x3</text:span></text:p>
            <text:p text:style-name="P3"><text:span text:style-name="T7">0x08048424 </text:span><text:span text:style-name="T7"><text:tab/></text:span><text:span text:style-name="T8">push</text:span><text:span text:style-name="T7"> <text:s text:c="2"/></text:span><text:span text:style-name="T8">0x5</text:span></text:p>
            <text:p text:style-name="P3"><text:span text:style-name="T7">0x08048426 </text:span><text:span text:style-name="T7"><text:tab/></text:span><text:span text:style-name="T8">call</text:span><text:span text:style-name="T7"> <text:s text:c="2"/>0x80483fb &lt;calc&gt;</text:span></text:p>
            <text:p text:style-name="P3"><text:span text:style-name="T9">0x0804842b</text:span><text:span text:style-name="T7"> </text:span><text:span text:style-name="T7"><text:tab/></text:span><text:span text:style-name="T8">add</text:span><text:span text:style-name="T7"> <text:s text:c="3"/></text:span><text:span text:style-name="T10">esp</text:span><text:span text:style-name="T7">,0x8</text:span></text:p>
            <text:p text:style-name="P3"><text:span text:style-name="T7">0x0804842e </text:span><text:span text:style-name="T7"><text:tab/></text:span><text:span text:style-name="T8">mov</text:span><text:span text:style-name="T7"> <text:s text:c="3"/>[</text:span><text:span text:style-name="T10">ebp</text:span><text:span text:style-name="T7">-0xc],</text:span><text:span text:style-name="T10">eax</text:span></text:p>
          </draw:text-box>
        </draw:frame>
        <draw:custom-shape draw:style-name="gr4" draw:text-style-name="P1" draw:layer="layout" svg:width="9.7cm" svg:height="1.5cm" svg:x="27.2cm" svg:y="2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7cm" svg:height="1.5cm" svg:x="27.2cm" svg:y="1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7cm" svg:height="1.5cm" svg:x="27.2cm" svg:y="17.7cm">
          <text:p text:style-name="P4"><text:span text:style-name="T11">0x0804842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7cm" svg:height="1.5cm" svg:x="27.2cm" svg:y="16.2cm">
          <text:p text:style-name="P4"><text:span text:style-name="T11">0x0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7cm" svg:height="1.5cm" svg:x="27.2cm" svg:y="14.7cm">
          <text:p text:style-name="P4"><text:span text:style-name="T11">0x0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7cm" svg:height="1.5cm" svg:x="27.2cm" svg:y="13.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91cm" svg:height="0.962cm" svg:x="31.309cm" svg:y="11.8cm">
          <draw:text-box>
            <text:p text:style-name="P7"><text:span text:style-name="T12">Stack</text:span></text:p>
          </draw:text-box>
        </draw:frame>
        <draw:custom-shape draw:style-name="gr4" draw:text-style-name="P1" draw:layer="layout" svg:width="9.7cm" svg:height="1.5cm" svg:x="27.2cm" svg:y="22.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measurelines" svg:x1="27.4cm" svg:y1="14.5cm" svg:x2="28.2cm" svg:y2="13.3cm">
          <text:p/>
        </draw:line>
        <draw:line draw:style-name="gr7" draw:text-style-name="P1" draw:layer="measurelines" svg:x1="27.7cm" svg:y1="14.5cm" svg:x2="28.5cm" svg:y2="13.3cm">
          <text:p/>
        </draw:line>
        <draw:line draw:style-name="gr7" draw:text-style-name="P1" draw:layer="measurelines" svg:x1="28cm" svg:y1="14.5cm" svg:x2="28.8cm" svg:y2="13.3cm">
          <text:p/>
        </draw:line>
        <draw:line draw:style-name="gr7" draw:text-style-name="P1" draw:layer="measurelines" svg:x1="28.3cm" svg:y1="14.5cm" svg:x2="29.1cm" svg:y2="13.3cm">
          <text:p/>
        </draw:line>
        <draw:line draw:style-name="gr7" draw:text-style-name="P1" draw:layer="measurelines" svg:x1="28.6cm" svg:y1="14.5cm" svg:x2="29.4cm" svg:y2="13.3cm">
          <text:p/>
        </draw:line>
        <draw:line draw:style-name="gr7" draw:text-style-name="P1" draw:layer="measurelines" svg:x1="28.9cm" svg:y1="14.5cm" svg:x2="29.7cm" svg:y2="13.3cm">
          <text:p/>
        </draw:line>
        <draw:line draw:style-name="gr7" draw:text-style-name="P1" draw:layer="measurelines" svg:x1="29.2cm" svg:y1="14.5cm" svg:x2="30cm" svg:y2="13.3cm">
          <text:p/>
        </draw:line>
        <draw:line draw:style-name="gr7" draw:text-style-name="P1" draw:layer="measurelines" svg:x1="29.5cm" svg:y1="14.5cm" svg:x2="30.3cm" svg:y2="13.3cm">
          <text:p/>
        </draw:line>
        <draw:line draw:style-name="gr7" draw:text-style-name="P1" draw:layer="measurelines" svg:x1="29.8cm" svg:y1="14.5cm" svg:x2="30.6cm" svg:y2="13.3cm">
          <text:p/>
        </draw:line>
        <draw:line draw:style-name="gr7" draw:text-style-name="P1" draw:layer="measurelines" svg:x1="30.1cm" svg:y1="14.5cm" svg:x2="30.9cm" svg:y2="13.3cm">
          <text:p/>
        </draw:line>
        <draw:line draw:style-name="gr7" draw:text-style-name="P1" draw:layer="measurelines" svg:x1="30.4cm" svg:y1="14.5cm" svg:x2="31.2cm" svg:y2="13.3cm">
          <text:p/>
        </draw:line>
        <draw:line draw:style-name="gr7" draw:text-style-name="P1" draw:layer="measurelines" svg:x1="30.7cm" svg:y1="14.5cm" svg:x2="31.5cm" svg:y2="13.3cm">
          <text:p/>
        </draw:line>
        <draw:line draw:style-name="gr7" draw:text-style-name="P1" draw:layer="measurelines" svg:x1="31cm" svg:y1="14.5cm" svg:x2="31.8cm" svg:y2="13.3cm">
          <text:p/>
        </draw:line>
        <draw:line draw:style-name="gr7" draw:text-style-name="P1" draw:layer="measurelines" svg:x1="31.3cm" svg:y1="14.5cm" svg:x2="32.1cm" svg:y2="13.3cm">
          <text:p/>
        </draw:line>
        <draw:line draw:style-name="gr7" draw:text-style-name="P1" draw:layer="measurelines" svg:x1="31.6cm" svg:y1="14.5cm" svg:x2="32.4cm" svg:y2="13.3cm">
          <text:p/>
        </draw:line>
        <draw:line draw:style-name="gr7" draw:text-style-name="P1" draw:layer="measurelines" svg:x1="31.9cm" svg:y1="14.5cm" svg:x2="32.7cm" svg:y2="13.3cm">
          <text:p/>
        </draw:line>
        <draw:line draw:style-name="gr7" draw:text-style-name="P1" draw:layer="measurelines" svg:x1="32.2cm" svg:y1="14.5cm" svg:x2="33cm" svg:y2="13.3cm">
          <text:p/>
        </draw:line>
        <draw:line draw:style-name="gr7" draw:text-style-name="P1" draw:layer="measurelines" svg:x1="32.5cm" svg:y1="14.5cm" svg:x2="33.3cm" svg:y2="13.3cm">
          <text:p/>
        </draw:line>
        <draw:line draw:style-name="gr7" draw:text-style-name="P1" draw:layer="measurelines" svg:x1="32.8cm" svg:y1="14.5cm" svg:x2="33.6cm" svg:y2="13.3cm">
          <text:p/>
        </draw:line>
        <draw:line draw:style-name="gr7" draw:text-style-name="P1" draw:layer="measurelines" svg:x1="33.1cm" svg:y1="14.5cm" svg:x2="33.9cm" svg:y2="13.3cm">
          <text:p/>
        </draw:line>
        <draw:line draw:style-name="gr7" draw:text-style-name="P1" draw:layer="measurelines" svg:x1="33.4cm" svg:y1="14.5cm" svg:x2="34.2cm" svg:y2="13.3cm">
          <text:p/>
        </draw:line>
        <draw:line draw:style-name="gr7" draw:text-style-name="P1" draw:layer="measurelines" svg:x1="33.7cm" svg:y1="14.5cm" svg:x2="34.5cm" svg:y2="13.3cm">
          <text:p/>
        </draw:line>
        <draw:line draw:style-name="gr7" draw:text-style-name="P1" draw:layer="measurelines" svg:x1="34cm" svg:y1="14.5cm" svg:x2="34.8cm" svg:y2="13.3cm">
          <text:p/>
        </draw:line>
        <draw:line draw:style-name="gr7" draw:text-style-name="P1" draw:layer="measurelines" svg:x1="34.3cm" svg:y1="14.5cm" svg:x2="35.1cm" svg:y2="13.3cm">
          <text:p/>
        </draw:line>
        <draw:line draw:style-name="gr7" draw:text-style-name="P1" draw:layer="measurelines" svg:x1="34.6cm" svg:y1="14.5cm" svg:x2="35.4cm" svg:y2="13.3cm">
          <text:p/>
        </draw:line>
        <draw:line draw:style-name="gr7" draw:text-style-name="P1" draw:layer="measurelines" svg:x1="34.9cm" svg:y1="14.5cm" svg:x2="35.7cm" svg:y2="13.3cm">
          <text:p/>
        </draw:line>
        <draw:line draw:style-name="gr7" draw:text-style-name="P1" draw:layer="measurelines" svg:x1="35.2cm" svg:y1="14.5cm" svg:x2="36cm" svg:y2="13.3cm">
          <text:p/>
        </draw:line>
        <draw:line draw:style-name="gr7" draw:text-style-name="P1" draw:layer="measurelines" svg:x1="35.5cm" svg:y1="14.5cm" svg:x2="36.3cm" svg:y2="13.3cm">
          <text:p/>
        </draw:line>
        <draw:line draw:style-name="gr7" draw:text-style-name="P1" draw:layer="measurelines" svg:x1="35.8cm" svg:y1="14.5cm" svg:x2="36.6cm" svg:y2="13.3cm">
          <text:p/>
        </draw:line>
        <draw:line draw:style-name="gr7" draw:text-style-name="P1" draw:layer="measurelines" svg:x1="36.1cm" svg:y1="14.5cm" svg:x2="36.9cm" svg:y2="13.3cm">
          <text:p/>
        </draw:line>
        <draw:line draw:style-name="gr7" draw:text-style-name="P1" draw:layer="measurelines" svg:x1="36.4cm" svg:y1="14.5cm" svg:x2="36.7cm" svg:y2="14cm">
          <text:p/>
        </draw:line>
        <draw:line draw:style-name="gr7" draw:text-style-name="P1" draw:layer="measurelines" svg:x1="27.3cm" svg:y1="13.7cm" svg:x2="27.6cm" svg:y2="13.3cm">
          <text:p/>
        </draw:line>
        <draw:line draw:style-name="gr7" draw:text-style-name="P1" draw:layer="measurelines" svg:x1="27.3cm" svg:y1="14.1cm" svg:x2="27.9cm" svg:y2="13.3cm">
          <text:p/>
        </draw:line>
        <draw:line draw:style-name="gr8" draw:text-style-name="P1" draw:layer="layout" svg:x1="21.8cm" svg:y1="2.7cm" svg:x2="21.8cm" svg:y2="23.9cm">
          <text:p/>
        </draw:line>
        <draw:custom-shape draw:style-name="gr9" draw:text-style-name="P1" draw:layer="layout" svg:width="17.5cm" svg:height="1.1cm" svg:x="3.4cm" svg:y="15.4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8" draw:layer="measurelines" svg:width="2.471cm" svg:height="1.352cm" svg:x="22.4cm" svg:y="17.748cm">
            <draw:text-box>
              <text:p text:style-name="P8"><text:span text:style-name="T13">ESP</text:span></text:p>
            </draw:text-box>
          </draw:frame>
          <draw:line draw:style-name="gr11" draw:text-style-name="P1" draw:layer="measurelines" svg:x1="25cm" svg:y1="18.448cm" svg:x2="26.8cm" svg:y2="18.448cm">
            <text:p/>
          </draw:line>
        </draw:g>
        <draw:custom-shape draw:style-name="gr9" draw:text-style-name="P1" draw:layer="measurelines" svg:width="19.5cm" svg:height="1.1cm" svg:x="22.6cm" svg:y="5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measurelines" svg:x1="0cm" svg:y1="26.9cm" svg:x2="50.4cm" svg:y2="26.8cm">
          <text:p/>
        </draw:line>
        <draw:g>
          <draw:frame draw:style-name="gr10" draw:text-style-name="P8" draw:layer="measurelines" svg:width="4.282cm" svg:height="1.352cm" svg:x="38.6cm" svg:y="17.9cm">
            <draw:text-box>
              <text:p text:style-name="P8"><text:span text:style-name="T13">Retorno</text:span></text:p>
            </draw:text-box>
          </draw:frame>
          <draw:line draw:style-name="gr11" draw:text-style-name="P1" draw:layer="measurelines" svg:x1="38.7cm" svg:y1="18.552cm" svg:x2="37cm" svg:y2="18.552cm">
            <text:p/>
          </draw:line>
        </draw:g>
        <draw:custom-shape draw:style-name="gr1" draw:text-style-name="P1" draw:layer="measurelines" svg:width="40.2cm" svg:height="22.6cm" svg:x="4.6cm" svg:y="29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2" draw:text-style-name="P1" draw:layer="measurelines" svg:width="40.2cm" svg:height="22.6cm" svg:x="4.6cm" svg:y="29.4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2" draw:layer="measurelines" svg:width="17.9cm" svg:height="19.975cm" svg:x="5.2cm" svg:y="29.604cm">
              <draw:text-box>
                <text:p text:style-name="P2"><text:span text:style-name="T1">#include</text:span> &lt;<text:span text:style-name="T2">stdio.h</text:span>&gt;</text:p>
                <text:p text:style-name="P2"/>
                <text:p text:style-name="P2"><text:span text:style-name="T3">int</text:span> <text:span text:style-name="T4">calc</text:span>(int a, int b)</text:p>
                <text:p text:style-name="P2">{</text:p>
                <text:p text:style-name="P2"><text:s text:c="4"/><text:span text:style-name="T3">int</text:span> sum;</text:p>
                <text:p text:style-name="P2"><text:s text:c="4"/>sum = a + b;</text:p>
                <text:p text:style-name="P2"><text:s text:c="4"/><text:span text:style-name="T3">return</text:span> sum;</text:p>
                <text:p text:style-name="P2">}</text:p>
                <text:p text:style-name="P2"/>
                <text:p text:style-name="P2"><text:span text:style-name="T3">int</text:span> main(<text:span text:style-name="T3">void</text:span>)</text:p>
                <text:p text:style-name="P2">{</text:p>
                <text:p text:style-name="P2"><text:s text:c="4"/><text:span text:style-name="T3">int</text:span> r;</text:p>
                <text:p text:style-name="P2"><text:s text:c="4"/>r = calc(5, 3);</text:p>
                <text:p text:style-name="P2"><text:s text:c="4"/>printf ("<text:span text:style-name="T5">result: </text:span><text:span text:style-name="T6">%d</text:span>\n", r);</text:p>
                <text:p text:style-name="P2"><text:s text:c="4"/><text:span text:style-name="T3">return</text:span> 0;</text:p>
                <text:p text:style-name="P2">}</text:p>
              </draw:text-box>
            </draw:frame>
          </draw:g>
          <draw:line draw:style-name="gr8" draw:text-style-name="P1" draw:layer="measurelines" svg:x1="23.6cm" svg:y1="29.8cm" svg:x2="23.6cm" svg:y2="51cm">
            <text:p/>
          </draw:line>
        </draw:g>
        <draw:frame draw:style-name="gr10" draw:text-style-name="P8" draw:layer="measurelines" svg:width="2.526cm" svg:height="1.352cm" svg:x="24.3cm" svg:y="43.8cm">
          <draw:text-box>
            <text:p text:style-name="P8"><text:span text:style-name="T13">EBP</text:span></text:p>
          </draw:text-box>
        </draw:frame>
        <draw:line draw:style-name="gr11" draw:text-style-name="P1" draw:layer="measurelines" svg:x1="26.8cm" svg:y1="44.5cm" svg:x2="28.4cm" svg:y2="44.5cm">
          <text:p/>
        </draw:line>
        <draw:frame draw:style-name="gr3" draw:text-style-name="P9" draw:layer="measurelines" svg:width="20cm" svg:height="5.415cm" svg:x="24.5cm" svg:y="30.044cm">
          <draw:text-box>
            <text:p text:style-name="P9"><text:span text:style-name="T7">0x080483fe</text:span><text:span text:style-name="T7"><text:tab/></text:span><text:span text:style-name="T8">sub</text:span><text:span text:style-name="T7"> <text:s text:c="3"/></text:span><text:span text:style-name="T10">esp</text:span><text:span text:style-name="T7">,0x10</text:span></text:p>
          </draw:text-box>
        </draw:frame>
        <draw:custom-shape draw:style-name="gr14" draw:text-style-name="P1" draw:layer="measurelines" svg:width="9.7cm" svg:height="1.5cm" svg:x="29cm" svg:y="4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9cm" svg:y="43.7cm">
          <text:p text:style-name="P4"><text:span text:style-name="T11">EBP (Salvo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measurelines" svg:width="9.7cm" svg:height="1.5cm" svg:x="29cm" svg:y="42.2cm">
          <text:p text:style-name="P4"><text:span text:style-name="T11">0x0804842b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9cm" svg:y="40.7cm">
          <text:p text:style-name="P4"><text:span text:style-name="T11">0x05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9.7cm" svg:height="1.5cm" svg:x="29cm" svg:y="39.2cm">
          <text:p text:style-name="P4"><text:span text:style-name="T11">0x03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9cm" svg:y="37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measurelines" svg:width="2.191cm" svg:height="0.962cm" svg:x="33.109cm" svg:y="36.3cm">
          <draw:text-box>
            <text:p text:style-name="P7"><text:span text:style-name="T12">Stack</text:span></text:p>
          </draw:text-box>
        </draw:frame>
        <draw:custom-shape draw:style-name="gr14" draw:text-style-name="P1" draw:layer="measurelines" svg:width="9.7cm" svg:height="1.5cm" svg:x="29cm" svg:y="46.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measurelines" svg:x1="29.2cm" svg:y1="39cm" svg:x2="30cm" svg:y2="37.8cm">
          <text:p/>
        </draw:line>
        <draw:line draw:style-name="gr7" draw:text-style-name="P1" draw:layer="measurelines" svg:x1="29.5cm" svg:y1="39cm" svg:x2="30.3cm" svg:y2="37.8cm">
          <text:p/>
        </draw:line>
        <draw:line draw:style-name="gr7" draw:text-style-name="P1" draw:layer="measurelines" svg:x1="29.8cm" svg:y1="39cm" svg:x2="30.6cm" svg:y2="37.8cm">
          <text:p/>
        </draw:line>
        <draw:line draw:style-name="gr7" draw:text-style-name="P1" draw:layer="measurelines" svg:x1="30.1cm" svg:y1="39cm" svg:x2="30.9cm" svg:y2="37.8cm">
          <text:p/>
        </draw:line>
        <draw:line draw:style-name="gr7" draw:text-style-name="P1" draw:layer="measurelines" svg:x1="30.4cm" svg:y1="39cm" svg:x2="31.2cm" svg:y2="37.8cm">
          <text:p/>
        </draw:line>
        <draw:line draw:style-name="gr7" draw:text-style-name="P1" draw:layer="measurelines" svg:x1="30.7cm" svg:y1="39cm" svg:x2="31.5cm" svg:y2="37.8cm">
          <text:p/>
        </draw:line>
        <draw:line draw:style-name="gr7" draw:text-style-name="P1" draw:layer="measurelines" svg:x1="31cm" svg:y1="39cm" svg:x2="31.8cm" svg:y2="37.8cm">
          <text:p/>
        </draw:line>
        <draw:line draw:style-name="gr7" draw:text-style-name="P1" draw:layer="measurelines" svg:x1="31.3cm" svg:y1="39cm" svg:x2="32.1cm" svg:y2="37.8cm">
          <text:p/>
        </draw:line>
        <draw:line draw:style-name="gr7" draw:text-style-name="P1" draw:layer="measurelines" svg:x1="31.6cm" svg:y1="39cm" svg:x2="32.4cm" svg:y2="37.8cm">
          <text:p/>
        </draw:line>
        <draw:line draw:style-name="gr7" draw:text-style-name="P1" draw:layer="measurelines" svg:x1="31.9cm" svg:y1="39cm" svg:x2="32.7cm" svg:y2="37.8cm">
          <text:p/>
        </draw:line>
        <draw:line draw:style-name="gr7" draw:text-style-name="P1" draw:layer="measurelines" svg:x1="32.2cm" svg:y1="39cm" svg:x2="33cm" svg:y2="37.8cm">
          <text:p/>
        </draw:line>
        <draw:line draw:style-name="gr7" draw:text-style-name="P1" draw:layer="measurelines" svg:x1="32.5cm" svg:y1="39cm" svg:x2="33.3cm" svg:y2="37.8cm">
          <text:p/>
        </draw:line>
        <draw:line draw:style-name="gr7" draw:text-style-name="P1" draw:layer="measurelines" svg:x1="32.8cm" svg:y1="39cm" svg:x2="33.6cm" svg:y2="37.8cm">
          <text:p/>
        </draw:line>
        <draw:line draw:style-name="gr7" draw:text-style-name="P1" draw:layer="measurelines" svg:x1="33.1cm" svg:y1="39cm" svg:x2="33.9cm" svg:y2="37.8cm">
          <text:p/>
        </draw:line>
        <draw:line draw:style-name="gr7" draw:text-style-name="P1" draw:layer="measurelines" svg:x1="33.4cm" svg:y1="39cm" svg:x2="34.2cm" svg:y2="37.8cm">
          <text:p/>
        </draw:line>
        <draw:line draw:style-name="gr7" draw:text-style-name="P1" draw:layer="measurelines" svg:x1="33.7cm" svg:y1="39cm" svg:x2="34.5cm" svg:y2="37.8cm">
          <text:p/>
        </draw:line>
        <draw:line draw:style-name="gr7" draw:text-style-name="P1" draw:layer="measurelines" svg:x1="34cm" svg:y1="39cm" svg:x2="34.8cm" svg:y2="37.8cm">
          <text:p/>
        </draw:line>
        <draw:line draw:style-name="gr7" draw:text-style-name="P1" draw:layer="measurelines" svg:x1="34.3cm" svg:y1="39cm" svg:x2="35.1cm" svg:y2="37.8cm">
          <text:p/>
        </draw:line>
        <draw:line draw:style-name="gr7" draw:text-style-name="P1" draw:layer="measurelines" svg:x1="34.6cm" svg:y1="39cm" svg:x2="35.4cm" svg:y2="37.8cm">
          <text:p/>
        </draw:line>
        <draw:line draw:style-name="gr7" draw:text-style-name="P1" draw:layer="measurelines" svg:x1="34.9cm" svg:y1="39cm" svg:x2="35.7cm" svg:y2="37.8cm">
          <text:p/>
        </draw:line>
        <draw:line draw:style-name="gr7" draw:text-style-name="P1" draw:layer="measurelines" svg:x1="35.2cm" svg:y1="39cm" svg:x2="36cm" svg:y2="37.8cm">
          <text:p/>
        </draw:line>
        <draw:line draw:style-name="gr7" draw:text-style-name="P1" draw:layer="measurelines" svg:x1="35.5cm" svg:y1="39cm" svg:x2="36.3cm" svg:y2="37.8cm">
          <text:p/>
        </draw:line>
        <draw:line draw:style-name="gr7" draw:text-style-name="P1" draw:layer="measurelines" svg:x1="35.8cm" svg:y1="39cm" svg:x2="36.6cm" svg:y2="37.8cm">
          <text:p/>
        </draw:line>
        <draw:line draw:style-name="gr7" draw:text-style-name="P1" draw:layer="measurelines" svg:x1="36.1cm" svg:y1="39cm" svg:x2="36.9cm" svg:y2="37.8cm">
          <text:p/>
        </draw:line>
        <draw:line draw:style-name="gr7" draw:text-style-name="P1" draw:layer="measurelines" svg:x1="36.4cm" svg:y1="39cm" svg:x2="37.2cm" svg:y2="37.8cm">
          <text:p/>
        </draw:line>
        <draw:line draw:style-name="gr7" draw:text-style-name="P1" draw:layer="measurelines" svg:x1="36.7cm" svg:y1="39cm" svg:x2="37.5cm" svg:y2="37.8cm">
          <text:p/>
        </draw:line>
        <draw:line draw:style-name="gr7" draw:text-style-name="P1" draw:layer="measurelines" svg:x1="37cm" svg:y1="39cm" svg:x2="37.8cm" svg:y2="37.8cm">
          <text:p/>
        </draw:line>
        <draw:line draw:style-name="gr7" draw:text-style-name="P1" draw:layer="measurelines" svg:x1="37.3cm" svg:y1="39cm" svg:x2="38.1cm" svg:y2="37.8cm">
          <text:p/>
        </draw:line>
        <draw:line draw:style-name="gr7" draw:text-style-name="P1" draw:layer="measurelines" svg:x1="37.6cm" svg:y1="39cm" svg:x2="38.4cm" svg:y2="37.8cm">
          <text:p/>
        </draw:line>
        <draw:line draw:style-name="gr7" draw:text-style-name="P1" draw:layer="measurelines" svg:x1="37.9cm" svg:y1="39cm" svg:x2="38.7cm" svg:y2="37.8cm">
          <text:p/>
        </draw:line>
        <draw:line draw:style-name="gr7" draw:text-style-name="P1" draw:layer="measurelines" svg:x1="38.2cm" svg:y1="39cm" svg:x2="38.5cm" svg:y2="38.5cm">
          <text:p/>
        </draw:line>
        <draw:line draw:style-name="gr7" draw:text-style-name="P1" draw:layer="measurelines" svg:x1="29.1cm" svg:y1="38.2cm" svg:x2="29.4cm" svg:y2="37.8cm">
          <text:p/>
        </draw:line>
        <draw:line draw:style-name="gr7" draw:text-style-name="P1" draw:layer="measurelines" svg:x1="29.1cm" svg:y1="38.6cm" svg:x2="29.7cm" svg:y2="37.8cm">
          <text:p/>
        </draw:line>
        <draw:custom-shape draw:style-name="gr17" draw:text-style-name="P1" draw:layer="measurelines" svg:width="17.5cm" svg:height="1.1cm" svg:x="5.2cm" svg:y="3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2.471cm" svg:height="1.352cm" svg:x="24.4cm" svg:y="49.748cm">
          <draw:text-box>
            <text:p text:style-name="P8"><text:span text:style-name="T13">ESP</text:span></text:p>
          </draw:text-box>
        </draw:frame>
        <draw:line draw:style-name="gr11" draw:text-style-name="P1" draw:layer="measurelines" svg:x1="26.8cm" svg:y1="50.448cm" svg:x2="28.3cm" svg:y2="50.4cm">
          <text:p/>
        </draw:line>
        <draw:custom-shape draw:style-name="gr17" draw:text-style-name="P1" draw:layer="measurelines" svg:width="19.5cm" svg:height="1.1cm" svg:x="24.4cm" svg:y="30.1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8" draw:layer="measurelines" svg:width="4.282cm" svg:height="1.352cm" svg:x="40.4cm" svg:y="42.4cm">
            <draw:text-box>
              <text:p text:style-name="P8"><text:span text:style-name="T13">Retorno</text:span></text:p>
            </draw:text-box>
          </draw:frame>
          <draw:line draw:style-name="gr11" draw:text-style-name="P1" draw:layer="measurelines" svg:x1="40.5cm" svg:y1="43.052cm" svg:x2="38.8cm" svg:y2="43.052cm">
            <text:p/>
          </draw:line>
        </draw:g>
        <draw:custom-shape draw:style-name="gr18" draw:text-style-name="P1" draw:layer="measurelines" svg:width="9.5cm" svg:height="4.3cm" svg:x="29.1cm" svg:y="3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measurelines" svg:width="9.7cm" svg:height="1.5cm" svg:x="29cm" svg:y="48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9cm" svg:y="4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40.2cm" svg:height="22.6cm" svg:x="4.6cm" svg:y="29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2" draw:text-style-name="P1" draw:layer="measurelines" svg:width="40.2cm" svg:height="22.6cm" svg:x="4.6cm" svg:y="29.4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2" draw:layer="measurelines" svg:width="17.9cm" svg:height="19.975cm" svg:x="5.2cm" svg:y="29.604cm">
              <draw:text-box>
                <text:p text:style-name="P2"><text:span text:style-name="T1">#include</text:span> &lt;<text:span text:style-name="T2">stdio.h</text:span>&gt;</text:p>
                <text:p text:style-name="P2"/>
                <text:p text:style-name="P2"><text:span text:style-name="T3">int</text:span> <text:span text:style-name="T4">calc</text:span>(int a, int b)</text:p>
                <text:p text:style-name="P2">{</text:p>
                <text:p text:style-name="P2"><text:s text:c="4"/><text:span text:style-name="T3">int</text:span> sum;</text:p>
                <text:p text:style-name="P2"><text:s text:c="4"/>sum = a + b;</text:p>
                <text:p text:style-name="P2"><text:s text:c="4"/><text:span text:style-name="T3">return</text:span> sum;</text:p>
                <text:p text:style-name="P2">}</text:p>
                <text:p text:style-name="P2"/>
                <text:p text:style-name="P2"><text:span text:style-name="T3">int</text:span> main(<text:span text:style-name="T3">void</text:span>)</text:p>
                <text:p text:style-name="P2">{</text:p>
                <text:p text:style-name="P2"><text:s text:c="4"/><text:span text:style-name="T3">int</text:span> r;</text:p>
                <text:p text:style-name="P2"><text:s text:c="4"/>r = calc(5, 3);</text:p>
                <text:p text:style-name="P2"><text:s text:c="4"/>printf ("<text:span text:style-name="T5">result: </text:span><text:span text:style-name="T6">%d</text:span>\n", r);</text:p>
                <text:p text:style-name="P2"><text:s text:c="4"/><text:span text:style-name="T3">return</text:span> 0;</text:p>
                <text:p text:style-name="P2">}</text:p>
              </draw:text-box>
            </draw:frame>
          </draw:g>
          <draw:line draw:style-name="gr8" draw:text-style-name="P1" draw:layer="measurelines" svg:x1="23.6cm" svg:y1="29.8cm" svg:x2="23.6cm" svg:y2="51cm">
            <text:p/>
          </draw:line>
        </draw:g>
        <draw:frame draw:style-name="gr3" draw:text-style-name="P9" draw:layer="measurelines" svg:width="20cm" svg:height="5.415cm" svg:x="24.5cm" svg:y="30.044cm">
          <draw:text-box>
            <text:p text:style-name="P9"><text:span text:style-name="T7">0x0804840c</text:span><text:span text:style-name="T7"><text:tab/></text:span><text:span text:style-name="T8">mov</text:span><text:span text:style-name="T7"> <text:s text:c="3"/></text:span><text:span text:style-name="T10">eax</text:span><text:span text:style-name="T7">, [</text:span><text:span text:style-name="T10">ebp</text:span><text:span text:style-name="T7">-0x4]</text:span></text:p>
            <text:p text:style-name="P9"><text:span text:style-name="T7">0x0804840f</text:span><text:span text:style-name="T7"><text:tab/></text:span><text:span text:style-name="T8">leave</text:span><text:span text:style-name="T7"> <text:s/></text:span></text:p>
            <text:p text:style-name="P9"><text:span text:style-name="T7">0x08048410</text:span><text:span text:style-name="T7"><text:tab/></text:span><text:span text:style-name="T8">ret</text:span><text:span text:style-name="T7"> <text:s/></text:span></text:p>
          </draw:text-box>
        </draw:frame>
        <draw:custom-shape draw:style-name="gr15" draw:text-style-name="P1" draw:layer="measurelines" svg:width="9.7cm" svg:height="1.5cm" svg:x="29cm" svg:y="45.2cm">
          <text:p text:style-name="P4"><text:span text:style-name="T11">0x08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9cm" svg:y="43.7cm">
          <text:p text:style-name="P4"><text:span text:style-name="T11">EBP (Salvo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measurelines" svg:width="9.7cm" svg:height="1.5cm" svg:x="29cm" svg:y="42.2cm">
          <text:p text:style-name="P4"><text:span text:style-name="T11">0x0804842b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9cm" svg:y="40.7cm">
          <text:p text:style-name="P4"><text:span text:style-name="T11">0x05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9.7cm" svg:height="1.5cm" svg:x="29cm" svg:y="39.2cm">
          <text:p text:style-name="P4"><text:span text:style-name="T11">0x03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9cm" svg:y="37.7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measurelines" svg:width="2.191cm" svg:height="0.962cm" svg:x="33.109cm" svg:y="36.3cm">
          <draw:text-box>
            <text:p text:style-name="P7"><text:span text:style-name="T12">Stack</text:span></text:p>
          </draw:text-box>
        </draw:frame>
        <draw:custom-shape draw:style-name="gr14" draw:text-style-name="P1" draw:layer="measurelines" svg:width="9.7cm" svg:height="1.5cm" svg:x="29cm" svg:y="46.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measurelines" svg:x1="29.2cm" svg:y1="39cm" svg:x2="30cm" svg:y2="37.8cm">
          <text:p/>
        </draw:line>
        <draw:line draw:style-name="gr7" draw:text-style-name="P1" draw:layer="measurelines" svg:x1="29.5cm" svg:y1="39cm" svg:x2="30.3cm" svg:y2="37.8cm">
          <text:p/>
        </draw:line>
        <draw:line draw:style-name="gr7" draw:text-style-name="P1" draw:layer="measurelines" svg:x1="29.8cm" svg:y1="39cm" svg:x2="30.6cm" svg:y2="37.8cm">
          <text:p/>
        </draw:line>
        <draw:line draw:style-name="gr7" draw:text-style-name="P1" draw:layer="measurelines" svg:x1="30.1cm" svg:y1="39cm" svg:x2="30.9cm" svg:y2="37.8cm">
          <text:p/>
        </draw:line>
        <draw:line draw:style-name="gr7" draw:text-style-name="P1" draw:layer="measurelines" svg:x1="30.4cm" svg:y1="39cm" svg:x2="31.2cm" svg:y2="37.8cm">
          <text:p/>
        </draw:line>
        <draw:line draw:style-name="gr7" draw:text-style-name="P1" draw:layer="measurelines" svg:x1="30.7cm" svg:y1="39cm" svg:x2="31.5cm" svg:y2="37.8cm">
          <text:p/>
        </draw:line>
        <draw:line draw:style-name="gr7" draw:text-style-name="P1" draw:layer="measurelines" svg:x1="31cm" svg:y1="39cm" svg:x2="31.8cm" svg:y2="37.8cm">
          <text:p/>
        </draw:line>
        <draw:line draw:style-name="gr7" draw:text-style-name="P1" draw:layer="measurelines" svg:x1="31.3cm" svg:y1="39cm" svg:x2="32.1cm" svg:y2="37.8cm">
          <text:p/>
        </draw:line>
        <draw:line draw:style-name="gr7" draw:text-style-name="P1" draw:layer="measurelines" svg:x1="31.6cm" svg:y1="39cm" svg:x2="32.4cm" svg:y2="37.8cm">
          <text:p/>
        </draw:line>
        <draw:line draw:style-name="gr7" draw:text-style-name="P1" draw:layer="measurelines" svg:x1="31.9cm" svg:y1="39cm" svg:x2="32.7cm" svg:y2="37.8cm">
          <text:p/>
        </draw:line>
        <draw:line draw:style-name="gr7" draw:text-style-name="P1" draw:layer="measurelines" svg:x1="32.2cm" svg:y1="39cm" svg:x2="33cm" svg:y2="37.8cm">
          <text:p/>
        </draw:line>
        <draw:line draw:style-name="gr7" draw:text-style-name="P1" draw:layer="measurelines" svg:x1="32.5cm" svg:y1="39cm" svg:x2="33.3cm" svg:y2="37.8cm">
          <text:p/>
        </draw:line>
        <draw:line draw:style-name="gr7" draw:text-style-name="P1" draw:layer="measurelines" svg:x1="32.8cm" svg:y1="39cm" svg:x2="33.6cm" svg:y2="37.8cm">
          <text:p/>
        </draw:line>
        <draw:line draw:style-name="gr7" draw:text-style-name="P1" draw:layer="measurelines" svg:x1="33.1cm" svg:y1="39cm" svg:x2="33.9cm" svg:y2="37.8cm">
          <text:p/>
        </draw:line>
        <draw:line draw:style-name="gr7" draw:text-style-name="P1" draw:layer="measurelines" svg:x1="33.4cm" svg:y1="39cm" svg:x2="34.2cm" svg:y2="37.8cm">
          <text:p/>
        </draw:line>
        <draw:line draw:style-name="gr7" draw:text-style-name="P1" draw:layer="measurelines" svg:x1="33.7cm" svg:y1="39cm" svg:x2="34.5cm" svg:y2="37.8cm">
          <text:p/>
        </draw:line>
        <draw:line draw:style-name="gr7" draw:text-style-name="P1" draw:layer="measurelines" svg:x1="34cm" svg:y1="39cm" svg:x2="34.8cm" svg:y2="37.8cm">
          <text:p/>
        </draw:line>
        <draw:line draw:style-name="gr7" draw:text-style-name="P1" draw:layer="measurelines" svg:x1="34.3cm" svg:y1="39cm" svg:x2="35.1cm" svg:y2="37.8cm">
          <text:p/>
        </draw:line>
        <draw:line draw:style-name="gr7" draw:text-style-name="P1" draw:layer="measurelines" svg:x1="34.6cm" svg:y1="39cm" svg:x2="35.4cm" svg:y2="37.8cm">
          <text:p/>
        </draw:line>
        <draw:line draw:style-name="gr7" draw:text-style-name="P1" draw:layer="measurelines" svg:x1="34.9cm" svg:y1="39cm" svg:x2="35.7cm" svg:y2="37.8cm">
          <text:p/>
        </draw:line>
        <draw:line draw:style-name="gr7" draw:text-style-name="P1" draw:layer="measurelines" svg:x1="35.2cm" svg:y1="39cm" svg:x2="36cm" svg:y2="37.8cm">
          <text:p/>
        </draw:line>
        <draw:line draw:style-name="gr7" draw:text-style-name="P1" draw:layer="measurelines" svg:x1="35.5cm" svg:y1="39cm" svg:x2="36.3cm" svg:y2="37.8cm">
          <text:p/>
        </draw:line>
        <draw:line draw:style-name="gr7" draw:text-style-name="P1" draw:layer="measurelines" svg:x1="35.8cm" svg:y1="39cm" svg:x2="36.6cm" svg:y2="37.8cm">
          <text:p/>
        </draw:line>
        <draw:line draw:style-name="gr7" draw:text-style-name="P1" draw:layer="measurelines" svg:x1="36.1cm" svg:y1="39cm" svg:x2="36.9cm" svg:y2="37.8cm">
          <text:p/>
        </draw:line>
        <draw:line draw:style-name="gr7" draw:text-style-name="P1" draw:layer="measurelines" svg:x1="36.4cm" svg:y1="39cm" svg:x2="37.2cm" svg:y2="37.8cm">
          <text:p/>
        </draw:line>
        <draw:line draw:style-name="gr7" draw:text-style-name="P1" draw:layer="measurelines" svg:x1="36.7cm" svg:y1="39cm" svg:x2="37.5cm" svg:y2="37.8cm">
          <text:p/>
        </draw:line>
        <draw:line draw:style-name="gr7" draw:text-style-name="P1" draw:layer="measurelines" svg:x1="37cm" svg:y1="39cm" svg:x2="37.8cm" svg:y2="37.8cm">
          <text:p/>
        </draw:line>
        <draw:line draw:style-name="gr7" draw:text-style-name="P1" draw:layer="measurelines" svg:x1="37.3cm" svg:y1="39cm" svg:x2="38.1cm" svg:y2="37.8cm">
          <text:p/>
        </draw:line>
        <draw:line draw:style-name="gr7" draw:text-style-name="P1" draw:layer="measurelines" svg:x1="37.6cm" svg:y1="39cm" svg:x2="38.4cm" svg:y2="37.8cm">
          <text:p/>
        </draw:line>
        <draw:line draw:style-name="gr7" draw:text-style-name="P1" draw:layer="measurelines" svg:x1="37.9cm" svg:y1="39cm" svg:x2="38.7cm" svg:y2="37.8cm">
          <text:p/>
        </draw:line>
        <draw:line draw:style-name="gr7" draw:text-style-name="P1" draw:layer="measurelines" svg:x1="38.2cm" svg:y1="39cm" svg:x2="38.5cm" svg:y2="38.5cm">
          <text:p/>
        </draw:line>
        <draw:line draw:style-name="gr7" draw:text-style-name="P1" draw:layer="measurelines" svg:x1="29.1cm" svg:y1="38.2cm" svg:x2="29.4cm" svg:y2="37.8cm">
          <text:p/>
        </draw:line>
        <draw:line draw:style-name="gr7" draw:text-style-name="P1" draw:layer="measurelines" svg:x1="29.1cm" svg:y1="38.6cm" svg:x2="29.7cm" svg:y2="37.8cm">
          <text:p/>
        </draw:line>
        <draw:custom-shape draw:style-name="gr17" draw:text-style-name="P1" draw:layer="measurelines" svg:width="17.5cm" svg:height="1.1cm" svg:x="5.2cm" svg:y="36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2.471cm" svg:height="1.352cm" svg:x="24.3cm" svg:y="42.148cm">
          <draw:text-box>
            <text:p text:style-name="P8"><text:span text:style-name="T13">ESP</text:span></text:p>
          </draw:text-box>
        </draw:frame>
        <draw:line draw:style-name="gr11" draw:text-style-name="P1" draw:layer="measurelines" svg:x1="26.8cm" svg:y1="42.848cm" svg:x2="28.4cm" svg:y2="42.9cm">
          <text:p/>
        </draw:line>
        <draw:custom-shape draw:style-name="gr17" draw:text-style-name="P1" draw:layer="measurelines" svg:width="19.5cm" svg:height="1.1cm" svg:x="24.4cm" svg:y="31.1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8" draw:layer="measurelines" svg:width="4.282cm" svg:height="1.352cm" svg:x="40.4cm" svg:y="42.4cm">
            <draw:text-box>
              <text:p text:style-name="P8"><text:span text:style-name="T13">Retorno</text:span></text:p>
            </draw:text-box>
          </draw:frame>
          <draw:line draw:style-name="gr11" draw:text-style-name="P1" draw:layer="measurelines" svg:x1="40.5cm" svg:y1="43.052cm" svg:x2="38.8cm" svg:y2="43.052cm">
            <text:p/>
          </draw:line>
        </draw:g>
        <draw:custom-shape draw:style-name="gr18" draw:text-style-name="P1" draw:layer="measurelines" svg:width="9.5cm" svg:height="4.3cm" svg:x="29.1cm" svg:y="3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measurelines" svg:width="9.7cm" svg:height="1.5cm" svg:x="29cm" svg:y="48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9cm" svg:y="49.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measurelines" svg:width="5.091cm" svg:height="1.195cm" svg:x="24.7cm" svg:y="34.705cm">
          <draw:text-box>
            <text:p text:style-name="P11"><text:span text:style-name="T14">EAX = 0x08</text:span></text:p>
          </draw:text-box>
        </draw:frame>
        <draw:custom-shape draw:style-name="gr19" draw:text-style-name="P12" draw:layer="measurelines" svg:width="7.4cm" svg:height="2.2cm" svg:x="36.8cm" svg:y="34.1cm">
          <text:p text:style-name="P9"><text:span text:style-name="T8">mov</text:span><text:span text:style-name="T7"> esp, ebp</text:span></text:p>
          <text:p text:style-name="P9"><text:span text:style-name="T8">pop</text:span><text:span text:style-name="T7"> ebp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measurelines" svg:x1="33.7cm" svg:y1="32.1cm" svg:x2="36.6cm" svg:y2="34cm">
          <text:p/>
        </draw:line>
        <draw:custom-shape draw:style-name="gr17" draw:text-style-name="P1" draw:layer="measurelines" svg:width="7.4cm" svg:height="1.1cm" svg:x="36.8cm" svg:y="3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40.2cm" svg:height="22.6cm" svg:x="4cm" svg:y="56.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2" draw:text-style-name="P1" draw:layer="measurelines" svg:width="40.2cm" svg:height="22.6cm" svg:x="4cm" svg:y="56.5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2" draw:layer="measurelines" svg:width="17.9cm" svg:height="19.975cm" svg:x="4.6cm" svg:y="56.704cm">
              <draw:text-box>
                <text:p text:style-name="P2"><text:span text:style-name="T1">#include</text:span> &lt;<text:span text:style-name="T2">stdio.h</text:span>&gt;</text:p>
                <text:p text:style-name="P2"/>
                <text:p text:style-name="P2"><text:span text:style-name="T3">int</text:span> <text:span text:style-name="T4">calc</text:span>(int a, int b)</text:p>
                <text:p text:style-name="P2">{</text:p>
                <text:p text:style-name="P2"><text:s text:c="4"/><text:span text:style-name="T3">int</text:span> sum;</text:p>
                <text:p text:style-name="P2"><text:s text:c="4"/>sum = a + b;</text:p>
                <text:p text:style-name="P2"><text:s text:c="4"/><text:span text:style-name="T3">return</text:span> sum;</text:p>
                <text:p text:style-name="P2">}</text:p>
                <text:p text:style-name="P2"/>
                <text:p text:style-name="P2"><text:span text:style-name="T3">int</text:span> main(<text:span text:style-name="T3">void</text:span>)</text:p>
                <text:p text:style-name="P2">{</text:p>
                <text:p text:style-name="P2"><text:s text:c="4"/><text:span text:style-name="T3">int</text:span> r;</text:p>
                <text:p text:style-name="P2"><text:s text:c="4"/>r = calc(5, 3);</text:p>
                <text:p text:style-name="P2"><text:s text:c="4"/>printf ("<text:span text:style-name="T5">result: </text:span><text:span text:style-name="T6">%d</text:span>\n", r);</text:p>
                <text:p text:style-name="P2"><text:s text:c="4"/><text:span text:style-name="T3">return</text:span> 0;</text:p>
                <text:p text:style-name="P2">}</text:p>
              </draw:text-box>
            </draw:frame>
          </draw:g>
          <draw:line draw:style-name="gr8" draw:text-style-name="P1" draw:layer="measurelines" svg:x1="23cm" svg:y1="56.9cm" svg:x2="23cm" svg:y2="78.1cm">
            <text:p/>
          </draw:line>
        </draw:g>
        <draw:frame draw:style-name="gr10" draw:text-style-name="P8" draw:layer="measurelines" svg:width="2.526cm" svg:height="1.352cm" svg:x="23.7cm" svg:y="70.9cm">
          <draw:text-box>
            <text:p text:style-name="P8"><text:span text:style-name="T13">EBP</text:span></text:p>
          </draw:text-box>
        </draw:frame>
        <draw:line draw:style-name="gr11" draw:text-style-name="P1" draw:layer="measurelines" svg:x1="26.2cm" svg:y1="71.6cm" svg:x2="27.8cm" svg:y2="71.6cm">
          <text:p/>
        </draw:line>
        <draw:frame draw:style-name="gr3" draw:text-style-name="P9" draw:layer="measurelines" svg:width="20cm" svg:height="5.415cm" svg:x="23.9cm" svg:y="57.144cm">
          <draw:text-box>
            <text:p text:style-name="P9"><text:span text:style-name="T7">0x080483fe</text:span><text:span text:style-name="T7"><text:tab/></text:span><text:span text:style-name="T8">sub</text:span><text:span text:style-name="T7"> <text:s text:c="3"/></text:span><text:span text:style-name="T10">esp</text:span><text:span text:style-name="T7">,0x10</text:span></text:p>
          </draw:text-box>
        </draw:frame>
        <draw:custom-shape draw:style-name="gr14" draw:text-style-name="P1" draw:layer="measurelines" svg:width="9.7cm" svg:height="1.5cm" svg:x="28.4cm" svg:y="7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8.4cm" svg:y="70.8cm">
          <text:p text:style-name="P4"><text:span text:style-name="T11">EBP (Salvo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measurelines" svg:width="9.7cm" svg:height="1.5cm" svg:x="28.4cm" svg:y="69.3cm">
          <text:p text:style-name="P4"><text:span text:style-name="T11">0x0804842b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8.4cm" svg:y="67.8cm">
          <text:p text:style-name="P4"><text:span text:style-name="T11">0x05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9.7cm" svg:height="1.5cm" svg:x="28.4cm" svg:y="66.3cm">
          <text:p text:style-name="P4"><text:span text:style-name="T11">0x03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8.4cm" svg:y="64.8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measurelines" svg:width="2.191cm" svg:height="0.962cm" svg:x="32.509cm" svg:y="63.4cm">
          <draw:text-box>
            <text:p text:style-name="P7"><text:span text:style-name="T12">Stack</text:span></text:p>
          </draw:text-box>
        </draw:frame>
        <draw:custom-shape draw:style-name="gr14" draw:text-style-name="P1" draw:layer="measurelines" svg:width="9.7cm" svg:height="1.5cm" svg:x="28.4cm" svg:y="73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measurelines" svg:x1="28.6cm" svg:y1="66.1cm" svg:x2="29.4cm" svg:y2="64.9cm">
          <text:p/>
        </draw:line>
        <draw:line draw:style-name="gr7" draw:text-style-name="P1" draw:layer="measurelines" svg:x1="28.9cm" svg:y1="66.1cm" svg:x2="29.7cm" svg:y2="64.9cm">
          <text:p/>
        </draw:line>
        <draw:line draw:style-name="gr7" draw:text-style-name="P1" draw:layer="measurelines" svg:x1="29.2cm" svg:y1="66.1cm" svg:x2="30cm" svg:y2="64.9cm">
          <text:p/>
        </draw:line>
        <draw:line draw:style-name="gr7" draw:text-style-name="P1" draw:layer="measurelines" svg:x1="29.5cm" svg:y1="66.1cm" svg:x2="30.3cm" svg:y2="64.9cm">
          <text:p/>
        </draw:line>
        <draw:line draw:style-name="gr7" draw:text-style-name="P1" draw:layer="measurelines" svg:x1="29.8cm" svg:y1="66.1cm" svg:x2="30.6cm" svg:y2="64.9cm">
          <text:p/>
        </draw:line>
        <draw:line draw:style-name="gr7" draw:text-style-name="P1" draw:layer="measurelines" svg:x1="30.1cm" svg:y1="66.1cm" svg:x2="30.9cm" svg:y2="64.9cm">
          <text:p/>
        </draw:line>
        <draw:line draw:style-name="gr7" draw:text-style-name="P1" draw:layer="measurelines" svg:x1="30.4cm" svg:y1="66.1cm" svg:x2="31.2cm" svg:y2="64.9cm">
          <text:p/>
        </draw:line>
        <draw:line draw:style-name="gr7" draw:text-style-name="P1" draw:layer="measurelines" svg:x1="30.7cm" svg:y1="66.1cm" svg:x2="31.5cm" svg:y2="64.9cm">
          <text:p/>
        </draw:line>
        <draw:line draw:style-name="gr7" draw:text-style-name="P1" draw:layer="measurelines" svg:x1="31cm" svg:y1="66.1cm" svg:x2="31.8cm" svg:y2="64.9cm">
          <text:p/>
        </draw:line>
        <draw:line draw:style-name="gr7" draw:text-style-name="P1" draw:layer="measurelines" svg:x1="31.3cm" svg:y1="66.1cm" svg:x2="32.1cm" svg:y2="64.9cm">
          <text:p/>
        </draw:line>
        <draw:line draw:style-name="gr7" draw:text-style-name="P1" draw:layer="measurelines" svg:x1="31.6cm" svg:y1="66.1cm" svg:x2="32.4cm" svg:y2="64.9cm">
          <text:p/>
        </draw:line>
        <draw:line draw:style-name="gr7" draw:text-style-name="P1" draw:layer="measurelines" svg:x1="31.9cm" svg:y1="66.1cm" svg:x2="32.7cm" svg:y2="64.9cm">
          <text:p/>
        </draw:line>
        <draw:line draw:style-name="gr7" draw:text-style-name="P1" draw:layer="measurelines" svg:x1="32.2cm" svg:y1="66.1cm" svg:x2="33cm" svg:y2="64.9cm">
          <text:p/>
        </draw:line>
        <draw:line draw:style-name="gr7" draw:text-style-name="P1" draw:layer="measurelines" svg:x1="32.5cm" svg:y1="66.1cm" svg:x2="33.3cm" svg:y2="64.9cm">
          <text:p/>
        </draw:line>
        <draw:line draw:style-name="gr7" draw:text-style-name="P1" draw:layer="measurelines" svg:x1="32.8cm" svg:y1="66.1cm" svg:x2="33.6cm" svg:y2="64.9cm">
          <text:p/>
        </draw:line>
        <draw:line draw:style-name="gr7" draw:text-style-name="P1" draw:layer="measurelines" svg:x1="33.1cm" svg:y1="66.1cm" svg:x2="33.9cm" svg:y2="64.9cm">
          <text:p/>
        </draw:line>
        <draw:line draw:style-name="gr7" draw:text-style-name="P1" draw:layer="measurelines" svg:x1="33.4cm" svg:y1="66.1cm" svg:x2="34.2cm" svg:y2="64.9cm">
          <text:p/>
        </draw:line>
        <draw:line draw:style-name="gr7" draw:text-style-name="P1" draw:layer="measurelines" svg:x1="33.7cm" svg:y1="66.1cm" svg:x2="34.5cm" svg:y2="64.9cm">
          <text:p/>
        </draw:line>
        <draw:line draw:style-name="gr7" draw:text-style-name="P1" draw:layer="measurelines" svg:x1="34cm" svg:y1="66.1cm" svg:x2="34.8cm" svg:y2="64.9cm">
          <text:p/>
        </draw:line>
        <draw:line draw:style-name="gr7" draw:text-style-name="P1" draw:layer="measurelines" svg:x1="34.3cm" svg:y1="66.1cm" svg:x2="35.1cm" svg:y2="64.9cm">
          <text:p/>
        </draw:line>
        <draw:line draw:style-name="gr7" draw:text-style-name="P1" draw:layer="measurelines" svg:x1="34.6cm" svg:y1="66.1cm" svg:x2="35.4cm" svg:y2="64.9cm">
          <text:p/>
        </draw:line>
        <draw:line draw:style-name="gr7" draw:text-style-name="P1" draw:layer="measurelines" svg:x1="34.9cm" svg:y1="66.1cm" svg:x2="35.7cm" svg:y2="64.9cm">
          <text:p/>
        </draw:line>
        <draw:line draw:style-name="gr7" draw:text-style-name="P1" draw:layer="measurelines" svg:x1="35.2cm" svg:y1="66.1cm" svg:x2="36cm" svg:y2="64.9cm">
          <text:p/>
        </draw:line>
        <draw:line draw:style-name="gr7" draw:text-style-name="P1" draw:layer="measurelines" svg:x1="35.5cm" svg:y1="66.1cm" svg:x2="36.3cm" svg:y2="64.9cm">
          <text:p/>
        </draw:line>
        <draw:line draw:style-name="gr7" draw:text-style-name="P1" draw:layer="measurelines" svg:x1="35.8cm" svg:y1="66.1cm" svg:x2="36.6cm" svg:y2="64.9cm">
          <text:p/>
        </draw:line>
        <draw:line draw:style-name="gr7" draw:text-style-name="P1" draw:layer="measurelines" svg:x1="36.1cm" svg:y1="66.1cm" svg:x2="36.9cm" svg:y2="64.9cm">
          <text:p/>
        </draw:line>
        <draw:line draw:style-name="gr7" draw:text-style-name="P1" draw:layer="measurelines" svg:x1="36.4cm" svg:y1="66.1cm" svg:x2="37.2cm" svg:y2="64.9cm">
          <text:p/>
        </draw:line>
        <draw:line draw:style-name="gr7" draw:text-style-name="P1" draw:layer="measurelines" svg:x1="36.7cm" svg:y1="66.1cm" svg:x2="37.5cm" svg:y2="64.9cm">
          <text:p/>
        </draw:line>
        <draw:line draw:style-name="gr7" draw:text-style-name="P1" draw:layer="measurelines" svg:x1="37cm" svg:y1="66.1cm" svg:x2="37.8cm" svg:y2="64.9cm">
          <text:p/>
        </draw:line>
        <draw:line draw:style-name="gr7" draw:text-style-name="P1" draw:layer="measurelines" svg:x1="37.3cm" svg:y1="66.1cm" svg:x2="38.1cm" svg:y2="64.9cm">
          <text:p/>
        </draw:line>
        <draw:line draw:style-name="gr7" draw:text-style-name="P1" draw:layer="measurelines" svg:x1="37.6cm" svg:y1="66.1cm" svg:x2="37.9cm" svg:y2="65.6cm">
          <text:p/>
        </draw:line>
        <draw:line draw:style-name="gr7" draw:text-style-name="P1" draw:layer="measurelines" svg:x1="28.5cm" svg:y1="65.3cm" svg:x2="28.8cm" svg:y2="64.9cm">
          <text:p/>
        </draw:line>
        <draw:line draw:style-name="gr7" draw:text-style-name="P1" draw:layer="measurelines" svg:x1="28.5cm" svg:y1="65.7cm" svg:x2="29.1cm" svg:y2="64.9cm">
          <text:p/>
        </draw:line>
        <draw:custom-shape draw:style-name="gr17" draw:text-style-name="P1" draw:layer="measurelines" svg:width="17.5cm" svg:height="1.1cm" svg:x="4.6cm" svg:y="61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2.471cm" svg:height="1.352cm" svg:x="23.8cm" svg:y="76.848cm">
          <draw:text-box>
            <text:p text:style-name="P8"><text:span text:style-name="T13">ESP</text:span></text:p>
          </draw:text-box>
        </draw:frame>
        <draw:line draw:style-name="gr11" draw:text-style-name="P1" draw:layer="measurelines" svg:x1="26.2cm" svg:y1="77.548cm" svg:x2="27.7cm" svg:y2="77.5cm">
          <text:p/>
        </draw:line>
        <draw:custom-shape draw:style-name="gr17" draw:text-style-name="P1" draw:layer="measurelines" svg:width="19.5cm" svg:height="1.1cm" svg:x="23.8cm" svg:y="58.2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8" draw:layer="measurelines" svg:width="4.282cm" svg:height="1.352cm" svg:x="39.8cm" svg:y="69.5cm">
            <draw:text-box>
              <text:p text:style-name="P8"><text:span text:style-name="T13">Retorno</text:span></text:p>
            </draw:text-box>
          </draw:frame>
          <draw:line draw:style-name="gr11" draw:text-style-name="P1" draw:layer="measurelines" svg:x1="39.9cm" svg:y1="70.152cm" svg:x2="38.2cm" svg:y2="70.152cm">
            <text:p/>
          </draw:line>
        </draw:g>
        <draw:custom-shape draw:style-name="gr18" draw:text-style-name="P1" draw:layer="measurelines" svg:width="9.5cm" svg:height="4.3cm" svg:x="28.5cm" svg:y="6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measurelines" svg:width="9.7cm" svg:height="1.5cm" svg:x="28.4cm" svg:y="7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8.4cm" svg:y="7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40.2cm" svg:height="22.6cm" svg:x="4cm" svg:y="56.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2" draw:text-style-name="P1" draw:layer="measurelines" svg:width="40.2cm" svg:height="22.6cm" svg:x="4cm" svg:y="56.5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2" draw:layer="measurelines" svg:width="17.9cm" svg:height="19.975cm" svg:x="4.6cm" svg:y="56.704cm">
              <draw:text-box>
                <text:p text:style-name="P2"><text:span text:style-name="T1">#include</text:span> &lt;<text:span text:style-name="T2">stdio.h</text:span>&gt;</text:p>
                <text:p text:style-name="P2"/>
                <text:p text:style-name="P2"><text:span text:style-name="T3">int</text:span> <text:span text:style-name="T4">calc</text:span>(int a, int b)</text:p>
                <text:p text:style-name="P2">{</text:p>
                <text:p text:style-name="P2"><text:s text:c="4"/><text:span text:style-name="T3">int</text:span> sum;</text:p>
                <text:p text:style-name="P2"><text:s text:c="4"/>sum = a + b;</text:p>
                <text:p text:style-name="P2"><text:s text:c="4"/><text:span text:style-name="T3">return</text:span> sum;</text:p>
                <text:p text:style-name="P2">}</text:p>
                <text:p text:style-name="P2"/>
                <text:p text:style-name="P2"><text:span text:style-name="T3">int</text:span> main(<text:span text:style-name="T3">void</text:span>)</text:p>
                <text:p text:style-name="P2">{</text:p>
                <text:p text:style-name="P2"><text:s text:c="4"/><text:span text:style-name="T3">int</text:span> r;</text:p>
                <text:p text:style-name="P2"><text:s text:c="4"/>r = calc(5, 3);</text:p>
                <text:p text:style-name="P2"><text:s text:c="4"/>printf ("<text:span text:style-name="T5">result: </text:span><text:span text:style-name="T6">%d</text:span>\n", r);</text:p>
                <text:p text:style-name="P2"><text:s text:c="4"/><text:span text:style-name="T3">return</text:span> 0;</text:p>
                <text:p text:style-name="P2">}</text:p>
              </draw:text-box>
            </draw:frame>
          </draw:g>
          <draw:line draw:style-name="gr8" draw:text-style-name="P1" draw:layer="measurelines" svg:x1="23cm" svg:y1="56.9cm" svg:x2="23cm" svg:y2="78.1cm">
            <text:p/>
          </draw:line>
        </draw:g>
        <draw:custom-shape draw:style-name="gr15" draw:text-style-name="P1" draw:layer="measurelines" svg:width="9.7cm" svg:height="1.5cm" svg:x="28.4cm" svg:y="72.3cm">
          <text:p text:style-name="P4"><text:span text:style-name="T11">0x08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8.4cm" svg:y="70.8cm">
          <text:p text:style-name="P4"><text:span text:style-name="T11">EBP (Salvo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measurelines" svg:width="9.7cm" svg:height="1.5cm" svg:x="28.4cm" svg:y="69.3cm">
          <text:p text:style-name="P4"><text:span text:style-name="T11">0x0804842b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9.7cm" svg:height="1.5cm" svg:x="28.4cm" svg:y="67.8cm">
          <text:p text:style-name="P4"><text:span text:style-name="T11">0x05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9.7cm" svg:height="1.5cm" svg:x="28.4cm" svg:y="66.3cm">
          <text:p text:style-name="P4"><text:span text:style-name="T11">0x03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8.4cm" svg:y="64.8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measurelines" svg:width="2.191cm" svg:height="0.962cm" svg:x="32.509cm" svg:y="63.4cm">
          <draw:text-box>
            <text:p text:style-name="P7"><text:span text:style-name="T12">Stack</text:span></text:p>
          </draw:text-box>
        </draw:frame>
        <draw:custom-shape draw:style-name="gr14" draw:text-style-name="P1" draw:layer="measurelines" svg:width="9.7cm" svg:height="1.5cm" svg:x="28.4cm" svg:y="73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measurelines" svg:x1="28.6cm" svg:y1="66.1cm" svg:x2="29.4cm" svg:y2="64.9cm">
          <text:p/>
        </draw:line>
        <draw:line draw:style-name="gr7" draw:text-style-name="P1" draw:layer="measurelines" svg:x1="28.9cm" svg:y1="66.1cm" svg:x2="29.7cm" svg:y2="64.9cm">
          <text:p/>
        </draw:line>
        <draw:line draw:style-name="gr7" draw:text-style-name="P1" draw:layer="measurelines" svg:x1="29.2cm" svg:y1="66.1cm" svg:x2="30cm" svg:y2="64.9cm">
          <text:p/>
        </draw:line>
        <draw:line draw:style-name="gr7" draw:text-style-name="P1" draw:layer="measurelines" svg:x1="29.5cm" svg:y1="66.1cm" svg:x2="30.3cm" svg:y2="64.9cm">
          <text:p/>
        </draw:line>
        <draw:line draw:style-name="gr7" draw:text-style-name="P1" draw:layer="measurelines" svg:x1="29.8cm" svg:y1="66.1cm" svg:x2="30.6cm" svg:y2="64.9cm">
          <text:p/>
        </draw:line>
        <draw:line draw:style-name="gr7" draw:text-style-name="P1" draw:layer="measurelines" svg:x1="30.1cm" svg:y1="66.1cm" svg:x2="30.9cm" svg:y2="64.9cm">
          <text:p/>
        </draw:line>
        <draw:line draw:style-name="gr7" draw:text-style-name="P1" draw:layer="measurelines" svg:x1="30.4cm" svg:y1="66.1cm" svg:x2="31.2cm" svg:y2="64.9cm">
          <text:p/>
        </draw:line>
        <draw:line draw:style-name="gr7" draw:text-style-name="P1" draw:layer="measurelines" svg:x1="30.7cm" svg:y1="66.1cm" svg:x2="31.5cm" svg:y2="64.9cm">
          <text:p/>
        </draw:line>
        <draw:line draw:style-name="gr7" draw:text-style-name="P1" draw:layer="measurelines" svg:x1="31cm" svg:y1="66.1cm" svg:x2="31.8cm" svg:y2="64.9cm">
          <text:p/>
        </draw:line>
        <draw:line draw:style-name="gr7" draw:text-style-name="P1" draw:layer="measurelines" svg:x1="31.3cm" svg:y1="66.1cm" svg:x2="32.1cm" svg:y2="64.9cm">
          <text:p/>
        </draw:line>
        <draw:line draw:style-name="gr7" draw:text-style-name="P1" draw:layer="measurelines" svg:x1="31.6cm" svg:y1="66.1cm" svg:x2="32.4cm" svg:y2="64.9cm">
          <text:p/>
        </draw:line>
        <draw:line draw:style-name="gr7" draw:text-style-name="P1" draw:layer="measurelines" svg:x1="31.9cm" svg:y1="66.1cm" svg:x2="32.7cm" svg:y2="64.9cm">
          <text:p/>
        </draw:line>
        <draw:line draw:style-name="gr7" draw:text-style-name="P1" draw:layer="measurelines" svg:x1="32.2cm" svg:y1="66.1cm" svg:x2="33cm" svg:y2="64.9cm">
          <text:p/>
        </draw:line>
        <draw:line draw:style-name="gr7" draw:text-style-name="P1" draw:layer="measurelines" svg:x1="32.5cm" svg:y1="66.1cm" svg:x2="33.3cm" svg:y2="64.9cm">
          <text:p/>
        </draw:line>
        <draw:line draw:style-name="gr7" draw:text-style-name="P1" draw:layer="measurelines" svg:x1="32.8cm" svg:y1="66.1cm" svg:x2="33.6cm" svg:y2="64.9cm">
          <text:p/>
        </draw:line>
        <draw:line draw:style-name="gr7" draw:text-style-name="P1" draw:layer="measurelines" svg:x1="33.1cm" svg:y1="66.1cm" svg:x2="33.9cm" svg:y2="64.9cm">
          <text:p/>
        </draw:line>
        <draw:line draw:style-name="gr7" draw:text-style-name="P1" draw:layer="measurelines" svg:x1="33.4cm" svg:y1="66.1cm" svg:x2="34.2cm" svg:y2="64.9cm">
          <text:p/>
        </draw:line>
        <draw:line draw:style-name="gr7" draw:text-style-name="P1" draw:layer="measurelines" svg:x1="33.7cm" svg:y1="66.1cm" svg:x2="34.5cm" svg:y2="64.9cm">
          <text:p/>
        </draw:line>
        <draw:line draw:style-name="gr7" draw:text-style-name="P1" draw:layer="measurelines" svg:x1="34cm" svg:y1="66.1cm" svg:x2="34.8cm" svg:y2="64.9cm">
          <text:p/>
        </draw:line>
        <draw:line draw:style-name="gr7" draw:text-style-name="P1" draw:layer="measurelines" svg:x1="34.3cm" svg:y1="66.1cm" svg:x2="35.1cm" svg:y2="64.9cm">
          <text:p/>
        </draw:line>
        <draw:line draw:style-name="gr7" draw:text-style-name="P1" draw:layer="measurelines" svg:x1="34.6cm" svg:y1="66.1cm" svg:x2="35.4cm" svg:y2="64.9cm">
          <text:p/>
        </draw:line>
        <draw:line draw:style-name="gr7" draw:text-style-name="P1" draw:layer="measurelines" svg:x1="34.9cm" svg:y1="66.1cm" svg:x2="35.7cm" svg:y2="64.9cm">
          <text:p/>
        </draw:line>
        <draw:line draw:style-name="gr7" draw:text-style-name="P1" draw:layer="measurelines" svg:x1="35.2cm" svg:y1="66.1cm" svg:x2="36cm" svg:y2="64.9cm">
          <text:p/>
        </draw:line>
        <draw:line draw:style-name="gr7" draw:text-style-name="P1" draw:layer="measurelines" svg:x1="35.5cm" svg:y1="66.1cm" svg:x2="36.3cm" svg:y2="64.9cm">
          <text:p/>
        </draw:line>
        <draw:line draw:style-name="gr7" draw:text-style-name="P1" draw:layer="measurelines" svg:x1="35.8cm" svg:y1="66.1cm" svg:x2="36.6cm" svg:y2="64.9cm">
          <text:p/>
        </draw:line>
        <draw:line draw:style-name="gr7" draw:text-style-name="P1" draw:layer="measurelines" svg:x1="36.1cm" svg:y1="66.1cm" svg:x2="36.9cm" svg:y2="64.9cm">
          <text:p/>
        </draw:line>
        <draw:line draw:style-name="gr7" draw:text-style-name="P1" draw:layer="measurelines" svg:x1="36.4cm" svg:y1="66.1cm" svg:x2="37.2cm" svg:y2="64.9cm">
          <text:p/>
        </draw:line>
        <draw:line draw:style-name="gr7" draw:text-style-name="P1" draw:layer="measurelines" svg:x1="36.7cm" svg:y1="66.1cm" svg:x2="37.5cm" svg:y2="64.9cm">
          <text:p/>
        </draw:line>
        <draw:line draw:style-name="gr7" draw:text-style-name="P1" draw:layer="measurelines" svg:x1="37cm" svg:y1="66.1cm" svg:x2="37.8cm" svg:y2="64.9cm">
          <text:p/>
        </draw:line>
        <draw:line draw:style-name="gr7" draw:text-style-name="P1" draw:layer="measurelines" svg:x1="37.3cm" svg:y1="66.1cm" svg:x2="38.1cm" svg:y2="64.9cm">
          <text:p/>
        </draw:line>
        <draw:line draw:style-name="gr7" draw:text-style-name="P1" draw:layer="measurelines" svg:x1="37.6cm" svg:y1="66.1cm" svg:x2="37.9cm" svg:y2="65.6cm">
          <text:p/>
        </draw:line>
        <draw:line draw:style-name="gr7" draw:text-style-name="P1" draw:layer="measurelines" svg:x1="28.5cm" svg:y1="65.3cm" svg:x2="28.8cm" svg:y2="64.9cm">
          <text:p/>
        </draw:line>
        <draw:line draw:style-name="gr7" draw:text-style-name="P1" draw:layer="measurelines" svg:x1="28.5cm" svg:y1="65.7cm" svg:x2="29.1cm" svg:y2="64.9cm">
          <text:p/>
        </draw:line>
        <draw:custom-shape draw:style-name="gr17" draw:text-style-name="P1" draw:layer="measurelines" svg:width="17.5cm" svg:height="1.1cm" svg:x="4.6cm" svg:y="69.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2.471cm" svg:height="1.352cm" svg:x="23.7cm" svg:y="64.848cm">
          <draw:text-box>
            <text:p text:style-name="P8"><text:span text:style-name="T13">ESP</text:span></text:p>
          </draw:text-box>
        </draw:frame>
        <draw:line draw:style-name="gr11" draw:text-style-name="P1" draw:layer="measurelines" svg:x1="26.2cm" svg:y1="65.548cm" svg:x2="27.8cm" svg:y2="65.6cm">
          <text:p/>
        </draw:line>
        <draw:custom-shape draw:style-name="gr17" draw:text-style-name="P1" draw:layer="measurelines" svg:width="19.5cm" svg:height="1.1cm" svg:x="23.8cm" svg:y="60.3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8" draw:layer="measurelines" svg:width="4.282cm" svg:height="1.352cm" svg:x="39.8cm" svg:y="69.5cm">
            <draw:text-box>
              <text:p text:style-name="P8"><text:span text:style-name="T13">Retorno</text:span></text:p>
            </draw:text-box>
          </draw:frame>
          <draw:line draw:style-name="gr11" draw:text-style-name="P1" draw:layer="measurelines" svg:x1="39.9cm" svg:y1="70.152cm" svg:x2="38.2cm" svg:y2="70.152cm">
            <text:p/>
          </draw:line>
        </draw:g>
        <draw:custom-shape draw:style-name="gr14" draw:text-style-name="P1" draw:layer="measurelines" svg:width="9.7cm" svg:height="1.5cm" svg:x="28.4cm" svg:y="7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9.7cm" svg:height="1.5cm" svg:x="28.4cm" svg:y="76.8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measurelines" svg:width="6.56cm" svg:height="1.195cm" svg:x="24.1cm" svg:y="62.705cm">
          <draw:text-box>
            <text:p text:style-name="P13"><text:span text:style-name="T15">EAX = 5 + 3 = 8</text:span></text:p>
          </draw:text-box>
        </draw:frame>
        <draw:frame draw:style-name="gr3" draw:text-style-name="P3" draw:layer="measurelines" svg:width="20cm" svg:height="5.415cm" svg:x="23.8cm" svg:y="57.144cm">
          <draw:text-box>
            <text:p text:style-name="P3"><text:span text:style-name="T7">0x08048422 </text:span><text:span text:style-name="T7"><text:tab/></text:span><text:span text:style-name="T8">push</text:span><text:span text:style-name="T7"> <text:s text:c="2"/></text:span><text:span text:style-name="T8">0x3</text:span></text:p>
            <text:p text:style-name="P3"><text:span text:style-name="T7">0x08048424 </text:span><text:span text:style-name="T7"><text:tab/></text:span><text:span text:style-name="T8">push</text:span><text:span text:style-name="T7"> <text:s text:c="2"/></text:span><text:span text:style-name="T8">0x5</text:span></text:p>
            <text:p text:style-name="P3"><text:span text:style-name="T7">0x08048426 </text:span><text:span text:style-name="T7"><text:tab/></text:span><text:span text:style-name="T8">call</text:span><text:span text:style-name="T7"> <text:s text:c="2"/>0x80483fb &lt;calc&gt;</text:span></text:p>
            <text:p text:style-name="P3"><text:span text:style-name="T9">0x0804842b</text:span><text:span text:style-name="T7"> </text:span><text:span text:style-name="T7"><text:tab/></text:span><text:span text:style-name="T8">add</text:span><text:span text:style-name="T7"> <text:s text:c="3"/></text:span><text:span text:style-name="T10">esp</text:span><text:span text:style-name="T7">,0x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15:01:56.003567872</meta:creation-date>
    <dc:date>2014-08-10T13:13:50.439902423</dc:date>
    <meta:editing-duration>PT21H41M26S</meta:editing-duration>
    <meta:editing-cycles>3</meta:editing-cycles>
    <meta:generator>LibreOffice/4.2.5.2$Linux_X86_64 LibreOffice_project/420m0$Build-2</meta:generator>
    <meta:document-statistic meta:object-count="294"/>
  </office:meta>
</office:document-meta>
</file>